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4-06-24T08:21:13</dc:date><text:p>Error while evaluating the expression "'&lt;text:p&gt;' + p.name + '&lt;/text:p&gt;" defined in the "from" part of a statement. 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2">This <office:annotation><dc:creator>POD</dc:creator><dc:date>2014-06-24T08:21:13</dc:date><text:p>Syntax error while parsing a note whose content is "[u'do table', u'do table again !', u'from anywhere']". In a note, you may specify at most 2 lines: a pod statement and a "from" clause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 A "from" clause has the form: from {expression}, where {expression} is a Python expression that, when evaluated, produces a valid chunk of odt content that will be inserted instead of the element that is the target of the note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4-06-24T08:21:13</dc:date><text:p>Syntax error in "from" clause "fro m 'Hello'". A "from" clause has the form: from {expression}, where {expression} is a Python expression that, when evaluated, produces a valid chunk of odt content that will be inserted instead of the element that is the target of the note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